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lura" svg:font-family="Allur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8.236cm" fo:min-width="7.986cm" draw:shadow="visible" draw:shadow-offset-x="0.1cm" draw:shadow-offset-y="0.1cm" draw:shadow-opacity="50%"/>
    </style:style>
    <style:style style:name="gr2" style:family="graphic" style:parent-style-name="standard">
      <style:graphic-properties svg:stroke-width="0.159cm" svg:stroke-color="#a3793b" draw:marker-start-width="0.438cm" draw:marker-end-width="0.438cm" draw:fill="solid" draw:fill-color="#a3793b" draw:opacity="28%" draw:textarea-horizontal-align="justify" draw:textarea-vertical-align="middle" draw:auto-grow-height="false" fo:min-height="5.333cm" fo:min-width="5.118cm" fo:padding-top="0.204cm" fo:padding-bottom="0.204cm" fo:padding-left="0.329cm" fo:padding-right="0.329cm" fo:wrap-option="wrap" draw:shadow-opacity="50%"/>
      <style:paragraph-properties style:writing-mode="lr-tb"/>
    </style:style>
    <style:style style:name="gr3" style:family="graphic" style:parent-style-name="objectwithoutfill">
      <style:graphic-properties svg:stroke-width="0.159cm" svg:stroke-color="#33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>
        <style:tab-stops/>
      </style:paragraph-properties>
      <style:text-properties style:font-name="Allura" fo:font-size="16pt" style:font-size-asian="16pt" style:font-size-complex="16pt"/>
    </style:style>
    <style:style style:name="P3" style:family="paragraph">
      <loext:graphic-properties draw:fill="solid" draw:fill-color="#a3793b" draw:opacity="28%"/>
      <style:paragraph-properties fo:margin-left="0cm" fo:margin-right="0cm" fo:text-align="center" fo:text-indent="0cm" style:writing-mode="lr-tb">
        <style:tab-stops/>
      </style:paragraph-properties>
      <style:text-properties style:font-name="Allura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c9211e" loext:opacity="100%" style:font-name="Allura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c9211e" loext:opacity="100%" style:font-name="Allura" fo:font-size="16pt" style:font-size-asian="16pt" style:font-size-complex="16pt"/>
    </style:style>
    <style:style style:name="T3" style:family="text">
      <style:text-properties style:font-name="Allura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12cm" svg:x="4.5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.168cm" svg:height="8.117cm" svg:x="6.1cm" svg:y="10.45cm">
          <text:p text:style-name="P2"><text:span text:style-name="T1">2</text:span><text:span text:style-name="T2"> </text:span><text:span text:style-name="T1">3</text:span><text:span text:style-name="T3"> 4 </text:span><text:span text:style-name="T1">5</text:span><text:span text:style-name="T3"> 6 </text:span><text:span text:style-name="T1">7</text:span><text:span text:style-name="T3"> 8 9 10 </text:span><text:span text:style-name="T1">11</text:span><text:span text:style-name="T3"> 12 </text:span><text:span text:style-name="T1">13</text:span><text:span text:style-name="T3"> 14 15 16 </text:span><text:span text:style-name="T1">17</text:span><text:span text:style-name="T3"> 18 </text:span><text:span text:style-name="T1">19</text:span><text:span text:style-name="T3"> 20 21 22 </text:span><text:span text:style-name="T1">23</text:span><text:span text:style-name="T3"> 24 25 26 27 28 </text:span><text:span text:style-name="T1">29</text:span><text:span text:style-name="T3"> 30 </text:span><text:span text:style-name="T1">31</text:span><text:span text:style-name="T3"> 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057cm" svg:y1="17.232cm" svg:x2="15.857cm" svg:y2="20.03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lura" svg:font-family="Allur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7T18:16:58.325000000</meta:creation-date>
    <dc:date>2020-12-27T18:53:22.249000000</dc:date>
    <meta:editing-duration>PT10M13S</meta:editing-duration>
    <meta:editing-cycles>2</meta:editing-cycles>
    <meta:generator>LibreOffice/7.0.3.1$Windows_X86_64 LibreOffice_project/d7547858d014d4cf69878db179d326fc3483e082</meta:generator>
    <meta:document-statistic meta:object-count="3"/>
  </office:meta>
</office:document-meta>
</file>